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  <style:text-properties fo:color="#666666" fo:font-style="italic"/>
    </style:style>
    <style:style style:name="P2" style:family="paragraph" style:parent-style-name="Standard">
      <style:paragraph-properties fo:margin-top="0in" fo:margin-bottom="0.1965in" loext:contextual-spacing="false"/>
      <style:text-properties fo:color="#666666" fo:font-size="7pt" fo:font-style="italic"/>
    </style:style>
    <style:style style:name="P3" style:family="paragraph" style:parent-style-name="Text_20_body">
      <style:text-properties fo:color="#666666" fo:font-size="7pt"/>
    </style:style>
    <style:style style:name="P4" style:family="paragraph" style:parent-style-name="Text_20_body">
      <style:text-properties fo:color="#666666" fo:font-size="7pt" fo:font-style="italic"/>
    </style:style>
    <style:style style:name="P5" style:family="paragraph" style:parent-style-name="Text_20_body">
      <style:text-properties fo:font-size="7pt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fo:line-height="100%"/>
    </style:style>
    <style:style style:name="P8" style:family="paragraph" style:parent-style-name="Text_20_body">
      <style:paragraph-properties fo:margin-top="0in" fo:margin-bottom="0in" loext:contextual-spacing="false"/>
      <style:text-properties fo:font-size="7pt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font-size="7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666666" fo:font-size="7pt" fo:letter-spacing="normal" fo:font-style="normal" fo:font-weight="normal"/>
    </style:style>
    <style:style style:name="T1" style:family="text">
      <style:text-properties fo:color="#666666"/>
    </style:style>
    <style:style style:name="T2" style:family="text">
      <style:text-properties fo:color="#666666" fo:font-size="7pt"/>
    </style:style>
    <style:style style:name="T3" style:family="text">
      <style:text-properties fo:font-size="7pt"/>
    </style:style>
    <style:style style:name="T4" style:family="text">
      <style:text-properties fo:color="#222222"/>
    </style:style>
    <style:style style:name="T5" style:family="text">
      <style:text-properties fo:color="#222222" fo:font-size="7pt"/>
    </style:style>
    <style:style style:name="T6" style:family="text">
      <style:text-properties fo:color="#444444" fo:font-size="7pt" fo:font-style="italic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ow songs (2013-2015)</text:p>
      <text:p text:style-name="Standard"/>
      <text:p text:style-name="P2">I see a deer</text:p>
      <text:p text:style-name="P7"/>
      <text:p text:style-name="Text_20_body"><text:span text:style-name="T5">I see a deer in a shield </text:span><text:span text:style-name="T4"><text:line-break/></text:span><text:span text:style-name="T5">behind the trees in my sight<text:line-break/>he is simply<text:line-break/>not to be here with my kind<text:line-break/>wondering to be<text:line-break/>just between<text:line-break/>on his shoulder he carries some light<text:line-break/>with an opening<text:line-break/>I haven't seen<text:line-break/>him for long on his chair<text:line-break/>on his Hochsitz<text:line-break/>even though it is<text:line-break/>pouring away some rain to<text:line-break/>wipe out the writings in time<text:line-break/>cables go through<text:line-break/>no rare earth to lure him<text:line-break/>some batteries are with some risk<text:line-break/>some gazellas are with shields<text:line-break/>as one colour<text:line-break/>is amended<text:line-break/>he is standing kind of<text:line-break/>hungry</text:span><text:span text:style-name="T1"> </text:span><text:span text:style-name="T2"><text:line-break/></text:span></text:p>
      <text:p text:style-name="P4">condensationdate</text:p>
      <text:p text:style-name="P8">the expected condensationdate I don't know by heart</text:p>
      <text:p text:style-name="P8">the specific formations are not decided yet</text:p>
      <text:p text:style-name="P8">flowers joining the embedded ones</text:p>
      <text:p text:style-name="P8">how do you look at it right here today</text:p>
      <text:p text:style-name="P8">they are like slow trains seen from above the lands</text:p>
      <text:p text:style-name="P8">this time they have to show their passports</text:p>
      <text:p text:style-name="P5">to go heavenwards or to meet the waiting ones<text:line-break/></text:p>
      <text:p text:style-name="P6"><text:span text:style-name="T2">needles</text:span><text:span text:style-name="T3"><text:line-break/><text:line-break/></text:span><text:span text:style-name="T5">needles were out in some region<text:line-break/>leaving their nettles over earthlike</text:span><text:line-break/><text:span text:style-name="T5">plenty of lateness to see<text:line-break/>since I owe them some acquaintance to<text:line-break/>where some are in lightness<text:line-break/>fish are not jumping<text:line-break/>no cotton I can see<text:line-break/>neither high<text:line-break/>for once<text:line-break/>kill me not in this hotel room<text:line-break/>plenty of visitors<text:line-break/>carrying their sunhats<text:line-break/>and cameras<text:line-break/>purpose of swimming<text:line-break/>can you tell</text:span> </text:p>
      <text:p text:style-name="P6"/>
      <text:p text:style-name="P8"/>
      <text:p text:style-name="P4">fathers &amp; feathers</text:p>
      <text:p text:style-name="P8">my fathers are falling from feathered hills</text:p>
      <text:p text:style-name="P8">my fathers are four dots and freckles</text:p>
      <text:p text:style-name="P8">my fathers are fathers of the mice</text:p>
      <text:p text:style-name="P8">my fathers are some books and freckles</text:p>
      <text:p text:style-name="P8">my fathers are one my fathers are two</text:p>
      <text:p text:style-name="P8">like from some lookout some are stirring the ground up</text:p>
      <text:p text:style-name="P8">my fathers are light of senses</text:p>
      <text:p text:style-name="P8">some grow up to four feet high</text:p>
      <text:p text:style-name="P8">my fathers are feathers are freckles</text:p>
      <text:p text:style-name="P8">I lie to them once in a while</text:p>
      <text:p text:style-name="P8">want to retail some overprinted views</text:p>
      <text:p text:style-name="P8">fathers are feathers</text:p>
      <text:p text:style-name="P8"><text:soft-page-break/>my organ lets them go in running streets <text:line-break/>where fall does fall in pieces</text:p>
      <text:p text:style-name="P8">fading out the freckles</text:p>
      <text:p text:style-name="P8">find them for there are lots of spells</text:p>
      <text:p text:style-name="P6"><text:span text:style-name="T3">when we are not in the rye<text:line-break/><text:line-break/></text:span><text:line-break/><text:span text:style-name="T6">keys</text:span><text:line-break/><text:span text:style-name="T3"><text:line-break/>nor silent, kind or real are things in thinking<text:line-break/>stored in my buildings<text:line-break/>turn three walls</text:span> <text:span text:style-name="T3">to see hills<text:line-break/>ask, ask things <text:line-break/>keys under flowerpots<text:line-break/>where we are not seeing reasons</text:span> <text:span text:style-name="T3">to seek under<text:line-break/>in so we are normally nervous<text:line-break/>just a nervousness, just nervous<text:line-break/>about this pronounciation<text:line-break/>in supermarkets we buy our computers<text:line-break/>to control pronounciation and exclamation marks</text:span></text:p>
      <text:p text:style-name="P5"/>
      <text:p text:style-name="P4">pretty ride</text:p>
      <text:p text:style-name="P8">pretty ride upon</text:p>
      <text:p text:style-name="P8">something in a word</text:p>
      <text:p text:style-name="P8">wordless war to be not aware</text:p>
      <text:p text:style-name="P8">I like to describe it like this</text:p>
      <text:p text:style-name="P8">where my mind is within fingers or toes</text:p>
      <text:p text:style-name="P8">catch them in a field</text:p>
      <text:p text:style-name="P8">or to allow it to yourself</text:p>
      <text:p text:style-name="P8">a foreign language means</text:p>
      <text:p text:style-name="P8">some other invitation</text:p>
      <text:p text:style-name="P5">this is how I see it<text:line-break/></text:p>
      <text:p text:style-name="Text_20_body"><text:span text:style-name="T2">cores</text:span><text:span text:style-name="T3"><text:line-break/><text:line-break/></text:span><text:span text:style-name="T5">cores are <text:line-break/>cores are<text:line-break/>cores are bones not<text:line-break/>strange all wills<text:line-break/>strange all wills<text:line-break/>readers are poles<text:line-break/>in cold poles is hot sitting in waters<text:line-break/>where is the water<text:line-break/>where is it sprinkling<text:line-break/>out of my hair<text:line-break/>chairs are necessary here<text:line-break/>I know <text:line-break/>I know<text:line-break/>I don't mind<text:line-break/><text:line-break/><text:line-break/></text:span><text:span text:style-name="T2">pipes</text:span><text:span text:style-name="T5"><text:line-break/><text:line-break/>pipes, hours<text:line-break/>trennen diese<text:line-break/>Obliegenheiten<text:line-break/>Scharen ziehen <text:line-break/>keine Spuren von Blasen<text:line-break/>politische Zeichen sind <text:line-break/>manchmal erwünscht<text:line-break/>sagt Erika</text:span><text:span text:style-name="T4"> </text:span><text:span text:style-name="T5">in ihrer Bibliothek<text:line-break/>kein Zögern<text:line-break/>kostet sie ein Wimpernzucken<text:line-break/>am Schluß ist es nichts<text:line-break/>als ein Wimpernzucken <text:line-break/>sagt sie</text:span><text:span text:style-name="T3"> </text:span></text:p>
      <text:p text:style-name="P9"/>
      <text:p text:style-name="P10">split away</text:p>
      <text:p text:style-name="P9"/>
      <text:p text:style-name="P6"><text:span text:style-name="T5">split away in small ways<text:line-break/>cook the south<text:line-break/>split away in small ways<text:line-break/>dig the snow<text:line-break/></text:span><text:soft-page-break/><text:span text:style-name="T5">split away in small ways<text:line-break/>eat the trace<text:line-break/>split away in small ways<text:line-break/>see the doubt<text:line-break/>split away in small ways<text:line-break/>handle the scout<text:line-break/>split away in small ways<text:line-break/>feed no speed to the bushes<text:line-break/>move on</text:span> </text:p>
      <text:p text:style-name="P3"/>
      <text:p text:style-name="P8"/>
      <text:p text:style-name="P5"/>
      <text:p text:style-name="P6"/>
      <text:p text:style-name="P5"/>
      <text:p text:style-name="P5"/>
      <text:p text:style-name="Text_20_body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5:08:18.344509590</meta:creation-date>
    <dc:date>2020-09-29T15:09:13.084780656</dc:date>
    <meta:editing-duration>PT55S</meta:editing-duration>
    <meta:editing-cycles>1</meta:editing-cycles>
    <meta:document-statistic meta:table-count="0" meta:image-count="0" meta:object-count="0" meta:page-count="3" meta:paragraph-count="43" meta:word-count="598" meta:character-count="3192" meta:non-whitespace-character-count="2614"/>
    <meta:generator>LibreOffice/6.0.7.3$Linux_X86_64 LibreOffice_project/00m0$Build-3</meta:generator>
  </office:meta>
</office:document-meta>
</file>